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113910a" officeooo:paragraph-rsid="00121bed"/>
    </style:style>
    <style:style style:name="P2" style:family="paragraph" style:parent-style-name="Anglais">
      <style:text-properties fo:language="en" fo:country="GB" officeooo:rsid="0114f6e3" officeooo:paragraph-rsid="00121bed"/>
    </style:style>
    <style:style style:name="P3" style:family="paragraph" style:parent-style-name="Anglais">
      <style:text-properties fo:language="en" fo:country="GB" officeooo:rsid="011b1d5e" officeooo:paragraph-rsid="00121bed"/>
    </style:style>
    <style:style style:name="P4" style:family="paragraph" style:parent-style-name="Anglais">
      <style:text-properties fo:language="en" fo:country="GB" officeooo:rsid="011bc4ca" officeooo:paragraph-rsid="00121bed"/>
    </style:style>
    <style:style style:name="P5" style:family="paragraph" style:parent-style-name="Anglais">
      <style:text-properties fo:language="en" fo:country="GB" officeooo:rsid="011f25c5" officeooo:paragraph-rsid="00121bed"/>
    </style:style>
    <style:style style:name="P6" style:family="paragraph" style:parent-style-name="Anglais">
      <style:text-properties fo:language="en" fo:country="GB" officeooo:rsid="0121e52c" officeooo:paragraph-rsid="00121bed"/>
    </style:style>
    <style:style style:name="P7" style:family="paragraph" style:parent-style-name="Anglais">
      <style:text-properties fo:language="en" fo:country="GB" officeooo:rsid="0123947d" officeooo:paragraph-rsid="00121bed"/>
    </style:style>
    <style:style style:name="P8" style:family="paragraph" style:parent-style-name="Anglais">
      <style:text-properties fo:language="en" fo:country="GB" officeooo:rsid="0123d911" officeooo:paragraph-rsid="00121bed"/>
    </style:style>
    <style:style style:name="P9" style:family="paragraph" style:parent-style-name="Anglais">
      <style:text-properties fo:language="en" fo:country="GB" fo:font-style="normal" officeooo:rsid="01267715" officeooo:paragraph-rsid="00121bed" style:font-style-asian="normal" style:font-style-complex="normal"/>
    </style:style>
    <style:style style:name="P10" style:family="paragraph" style:parent-style-name="Anglais">
      <style:text-properties fo:language="en" fo:country="GB" fo:font-style="normal" officeooo:rsid="012bd588" officeooo:paragraph-rsid="00121bed" style:font-style-asian="normal" style:font-style-complex="normal"/>
    </style:style>
    <style:style style:name="P11" style:family="paragraph" style:parent-style-name="Anglais">
      <style:text-properties fo:language="en" fo:country="GB" fo:font-style="normal" officeooo:rsid="012c026b" officeooo:paragraph-rsid="00121bed" style:font-style-asian="normal" style:font-style-complex="normal"/>
    </style:style>
    <style:style style:name="P12" style:family="paragraph" style:parent-style-name="Anglais">
      <style:text-properties fo:language="en" fo:country="GB" fo:font-style="normal" officeooo:rsid="012cf857" officeooo:paragraph-rsid="00121bed" style:font-style-asian="normal" style:font-style-complex="normal"/>
    </style:style>
    <style:style style:name="P13" style:family="paragraph" style:parent-style-name="Lieux">
      <style:text-properties fo:language="en" fo:country="GB" officeooo:rsid="0113910a" officeooo:paragraph-rsid="00121bed"/>
    </style:style>
    <style:style style:name="P14" style:family="paragraph" style:parent-style-name="Séparation_20_temporelle">
      <style:text-properties fo:language="en" fo:country="GB" officeooo:paragraph-rsid="00121bed"/>
    </style:style>
    <style:style style:name="P15" style:family="paragraph" style:parent-style-name="Titre_20_Chapitre">
      <style:paragraph-properties fo:break-before="page"/>
      <style:text-properties fo:language="en" fo:country="GB" officeooo:rsid="0113910a" officeooo:paragraph-rsid="00121bed"/>
    </style:style>
    <style:style style:name="P16" style:family="paragraph" style:parent-style-name="Vlad_20_Kemenov">
      <style:text-properties fo:language="en" fo:country="GB" fo:font-style="normal" officeooo:rsid="01513cad" officeooo:paragraph-rsid="00121bed" style:font-style-asian="normal" style:font-style-complex="normal"/>
    </style:style>
    <style:style style:name="P17" style:family="paragraph" style:parent-style-name="Vlad_20_Kemenov">
      <style:text-properties fo:language="en" fo:country="GB" fo:font-style="normal" officeooo:rsid="013cc61e" officeooo:paragraph-rsid="00121bed" style:font-style-asian="normal" style:font-style-complex="normal"/>
    </style:style>
    <style:style style:name="P18" style:family="paragraph" style:parent-style-name="Vlad_20_Kemenov">
      <style:text-properties fo:language="en" fo:country="GB" fo:font-style="normal" officeooo:rsid="013e6617" officeooo:paragraph-rsid="00121bed" style:font-style-asian="normal" style:font-style-complex="normal"/>
    </style:style>
    <style:style style:name="P19" style:family="paragraph" style:parent-style-name="Vlad_20_Kemenov">
      <style:text-properties fo:language="en" fo:country="GB" fo:font-style="normal" officeooo:rsid="013fbb1e" officeooo:paragraph-rsid="00121bed" style:font-style-asian="normal" style:font-style-complex="normal"/>
    </style:style>
    <style:style style:name="P20" style:family="paragraph" style:parent-style-name="Vlad_20_Kemenov">
      <style:text-properties fo:language="en" fo:country="GB" fo:font-style="normal" officeooo:rsid="01407915" officeooo:paragraph-rsid="00121bed" style:font-style-asian="normal" style:font-style-complex="normal"/>
    </style:style>
    <style:style style:name="P21" style:family="paragraph" style:parent-style-name="Vlad_20_Kemenov">
      <style:text-properties fo:language="en" fo:country="GB" fo:font-style="normal" officeooo:rsid="014142eb" officeooo:paragraph-rsid="00121bed" style:font-style-asian="normal" style:font-style-complex="normal"/>
    </style:style>
    <style:style style:name="P22" style:family="paragraph" style:parent-style-name="Vlad_20_Kemenov">
      <style:text-properties fo:language="en" fo:country="GB" fo:font-style="normal" officeooo:rsid="0142178d" officeooo:paragraph-rsid="00121bed" style:font-style-asian="normal" style:font-style-complex="normal"/>
    </style:style>
    <style:style style:name="P23" style:family="paragraph" style:parent-style-name="Vlad_20_Kemenov">
      <style:text-properties fo:language="en" fo:country="GB" fo:font-style="normal" officeooo:rsid="0143685c" officeooo:paragraph-rsid="00121bed" style:font-style-asian="normal" style:font-style-complex="normal"/>
    </style:style>
    <style:style style:name="P24" style:family="paragraph" style:parent-style-name="Vlad_20_Kemenov">
      <style:text-properties fo:language="en" fo:country="GB" fo:font-style="normal" officeooo:rsid="0144e556" officeooo:paragraph-rsid="00121bed" style:font-style-asian="normal" style:font-style-complex="normal"/>
    </style:style>
    <style:style style:name="P25" style:family="paragraph" style:parent-style-name="Vlad_20_Kemenov">
      <style:text-properties fo:language="en" fo:country="GB" fo:font-style="normal" officeooo:rsid="0145d804" officeooo:paragraph-rsid="00121bed" style:font-style-asian="normal" style:font-style-complex="normal"/>
    </style:style>
    <style:style style:name="P26" style:family="paragraph" style:parent-style-name="Vlad_20_Kemenov">
      <style:text-properties fo:language="en" fo:country="GB" fo:font-style="normal" officeooo:rsid="01475146" officeooo:paragraph-rsid="00121bed" style:font-style-asian="normal" style:font-style-complex="normal"/>
    </style:style>
    <style:style style:name="P27" style:family="paragraph" style:parent-style-name="Vlad_20_Kemenov">
      <style:text-properties fo:language="en" fo:country="GB" fo:font-style="normal" officeooo:rsid="01490bad" officeooo:paragraph-rsid="00121bed" style:font-style-asian="normal" style:font-style-complex="normal"/>
    </style:style>
    <style:style style:name="P28" style:family="paragraph" style:parent-style-name="Vlad_20_Kemenov">
      <style:text-properties fo:language="en" fo:country="GB" fo:font-style="normal" officeooo:rsid="01495169" officeooo:paragraph-rsid="00121bed" style:font-style-asian="normal" style:font-style-complex="normal"/>
    </style:style>
    <style:style style:name="P29" style:family="paragraph" style:parent-style-name="Vlad_20_Kemenov">
      <style:text-properties fo:language="en" fo:country="GB" fo:font-style="normal" officeooo:rsid="014a7a72" officeooo:paragraph-rsid="00121bed" style:font-style-asian="normal" style:font-style-complex="normal"/>
    </style:style>
    <style:style style:name="P30" style:family="paragraph" style:parent-style-name="Vlad_20_Kemenov">
      <style:text-properties fo:language="en" fo:country="GB" fo:font-style="normal" officeooo:rsid="014c4f5f" officeooo:paragraph-rsid="00121bed" style:font-style-asian="normal" style:font-style-complex="normal"/>
    </style:style>
    <style:style style:name="P31" style:family="paragraph" style:parent-style-name="Vlad_20_Kemenov">
      <style:text-properties fo:language="en" fo:country="GB" fo:font-style="normal" officeooo:rsid="014ddafc" officeooo:paragraph-rsid="00121bed" style:font-style-asian="normal" style:font-style-complex="normal"/>
    </style:style>
    <style:style style:name="P32" style:family="paragraph" style:parent-style-name="Vlad_20_Kemenov">
      <style:text-properties fo:language="en" fo:country="GB" fo:font-style="normal" officeooo:rsid="014f730d" officeooo:paragraph-rsid="00121bed" style:font-style-asian="normal" style:font-style-complex="normal"/>
    </style:style>
    <style:style style:name="P33" style:family="paragraph" style:parent-style-name="Vlad_20_Kemenov">
      <style:text-properties fo:language="en" fo:country="GB" fo:font-style="normal" officeooo:rsid="014ffabe" officeooo:paragraph-rsid="00121bed" style:font-style-asian="normal" style:font-style-complex="normal"/>
    </style:style>
    <style:style style:name="P34" style:family="paragraph" style:parent-style-name="Vlad_20_Kemenov">
      <style:text-properties fo:language="en" fo:country="GB" officeooo:rsid="012cf857" officeooo:paragraph-rsid="00121bed"/>
    </style:style>
    <style:style style:name="P35" style:family="paragraph" style:parent-style-name="Vlad_20_Kemenov">
      <style:text-properties fo:language="en" fo:country="GB" officeooo:rsid="012ede04" officeooo:paragraph-rsid="00121bed"/>
    </style:style>
    <style:style style:name="P36" style:family="paragraph" style:parent-style-name="Vlad_20_Kemenov">
      <style:text-properties fo:language="en" fo:country="GB" officeooo:rsid="0130823f" officeooo:paragraph-rsid="00121bed"/>
    </style:style>
    <style:style style:name="P37" style:family="paragraph" style:parent-style-name="Vlad_20_Kemenov">
      <style:text-properties fo:language="en" fo:country="GB" officeooo:rsid="013a0622" officeooo:paragraph-rsid="00121bed"/>
    </style:style>
    <style:style style:name="P38" style:family="paragraph" style:parent-style-name="Vlad_20_Kemenov">
      <style:text-properties fo:language="en" fo:country="GB" officeooo:rsid="013b46b8" officeooo:paragraph-rsid="00121bed"/>
    </style:style>
    <style:style style:name="P39" style:family="paragraph" style:parent-style-name="Vlad_20_Kemenov">
      <style:text-properties fo:language="en" fo:country="GB" officeooo:rsid="013b5e29" officeooo:paragraph-rsid="00121bed"/>
    </style:style>
    <style:style style:name="P40" style:family="paragraph" style:parent-style-name="Vlad_20_Kemenov">
      <style:text-properties fo:language="en" fo:country="GB" officeooo:rsid="013cc61e" officeooo:paragraph-rsid="00121bed"/>
    </style:style>
    <style:style style:name="P41" style:family="paragraph" style:parent-style-name="Vlad_20_Kemenov">
      <style:text-properties fo:language="en" fo:country="GB" officeooo:rsid="013e6617" officeooo:paragraph-rsid="00121bed"/>
    </style:style>
    <style:style style:name="P42" style:family="paragraph" style:parent-style-name="Vlad_20_Kemenov">
      <style:text-properties fo:language="en" fo:country="GB" officeooo:rsid="013fbb1e" officeooo:paragraph-rsid="00121bed"/>
    </style:style>
    <style:style style:name="P43" style:family="paragraph" style:parent-style-name="Vlad_20_Kemenov">
      <style:text-properties fo:language="en" fo:country="GB" officeooo:rsid="01407915" officeooo:paragraph-rsid="00121bed"/>
    </style:style>
    <style:style style:name="T1" style:family="text">
      <style:text-properties officeooo:rsid="0114f6e3"/>
    </style:style>
    <style:style style:name="T2" style:family="text">
      <style:text-properties officeooo:rsid="01179014"/>
    </style:style>
    <style:style style:name="T3" style:family="text">
      <style:text-properties officeooo:rsid="01197563"/>
    </style:style>
    <style:style style:name="T4" style:family="text">
      <style:text-properties officeooo:rsid="0119b7e5"/>
    </style:style>
    <style:style style:name="T5" style:family="text">
      <style:text-properties officeooo:rsid="0120b381"/>
    </style:style>
    <style:style style:name="T6" style:family="text">
      <style:text-properties officeooo:rsid="011bc4ca"/>
    </style:style>
    <style:style style:name="T7" style:family="text">
      <style:text-properties officeooo:rsid="011dc167"/>
    </style:style>
    <style:style style:name="T8" style:family="text">
      <style:text-properties officeooo:rsid="011f25c5"/>
    </style:style>
    <style:style style:name="T9" style:family="text">
      <style:text-properties officeooo:rsid="0121e52c"/>
    </style:style>
    <style:style style:name="T10" style:family="text">
      <style:text-properties officeooo:rsid="0123947d"/>
    </style:style>
    <style:style style:name="T11" style:family="text">
      <style:text-properties officeooo:rsid="0123d911"/>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124b375" style:font-style-asian="normal" style:font-style-complex="normal"/>
    </style:style>
    <style:style style:name="T15" style:family="text">
      <style:text-properties fo:font-style="normal" officeooo:rsid="01267715" style:font-style-asian="normal" style:font-style-complex="normal"/>
    </style:style>
    <style:style style:name="T16" style:family="text">
      <style:text-properties fo:font-style="normal" officeooo:rsid="013cc61e" style:font-style-asian="normal" style:font-style-complex="normal"/>
    </style:style>
    <style:style style:name="T17" style:family="text">
      <style:text-properties fo:font-style="normal" officeooo:rsid="013e6617" style:font-style-asian="normal" style:font-style-complex="normal"/>
    </style:style>
    <style:style style:name="T18" style:family="text">
      <style:text-properties fo:font-style="normal" officeooo:rsid="013ead44" style:font-style-asian="normal" style:font-style-complex="normal"/>
    </style:style>
    <style:style style:name="T19" style:family="text">
      <style:text-properties fo:font-style="normal" officeooo:rsid="013fbb1e" style:font-style-asian="normal" style:font-style-complex="normal"/>
    </style:style>
    <style:style style:name="T20" style:family="text">
      <style:text-properties fo:font-style="normal" officeooo:rsid="014142eb" style:font-style-asian="normal" style:font-style-complex="normal"/>
    </style:style>
    <style:style style:name="T21" style:family="text">
      <style:text-properties officeooo:rsid="012bd588"/>
    </style:style>
    <style:style style:name="T22" style:family="text">
      <style:text-properties officeooo:rsid="012c026b"/>
    </style:style>
    <style:style style:name="T23" style:family="text">
      <style:text-properties officeooo:rsid="012cf857"/>
    </style:style>
    <style:style style:name="T24" style:family="text">
      <style:text-properties officeooo:rsid="012ede04"/>
    </style:style>
    <style:style style:name="T25" style:family="text">
      <style:text-properties officeooo:rsid="0130823f"/>
    </style:style>
    <style:style style:name="T26" style:family="text">
      <style:text-properties officeooo:rsid="0132391e"/>
    </style:style>
    <style:style style:name="T27" style:family="text">
      <style:text-properties officeooo:rsid="013b46b8"/>
    </style:style>
    <style:style style:name="T28" style:family="text">
      <style:text-properties officeooo:rsid="013b5e29"/>
    </style:style>
    <style:style style:name="T29" style:family="text">
      <style:text-properties officeooo:rsid="0142178d"/>
    </style:style>
    <style:style style:name="T30" style:family="text">
      <style:text-properties officeooo:rsid="0144e556"/>
    </style:style>
    <style:style style:name="T31" style:family="text">
      <style:text-properties officeooo:rsid="0145d804"/>
    </style:style>
    <style:style style:name="T32" style:family="text">
      <style:text-properties officeooo:rsid="01475146"/>
    </style:style>
    <style:style style:name="T33" style:family="text">
      <style:text-properties officeooo:rsid="01490bad"/>
    </style:style>
    <style:style style:name="T34" style:family="text">
      <style:text-properties officeooo:rsid="014a7a72"/>
    </style:style>
    <style:style style:name="T35" style:family="text">
      <style:text-properties officeooo:rsid="014c4f5f"/>
    </style:style>
    <style:style style:name="T36" style:family="text">
      <style:text-properties officeooo:rsid="014ddafc"/>
    </style:style>
    <style:style style:name="T37" style:family="text">
      <style:text-properties officeooo:rsid="014f730d"/>
    </style:style>
    <style:style style:name="T38" style:family="text">
      <style:text-properties officeooo:rsid="014ffabe"/>
    </style:style>
    <style:style style:name="T39" style:family="text">
      <style:text-properties officeooo:rsid="01513c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Chapter 9: New friendships</text:h>
      <text:h text:style-name="P13" text:outline-level="3"/>
      <text:p text:style-name="P1">“<text:span text:style-name="T1">Vlad! What are you doing here?” Neville was astonished.</text:span></text:p>
      <text:p text:style-name="P2">The Hospital Wing, despite its white walls and sterilised smell, was welcoming and warm. The Gryffindor was however patiently waiting his permission to leave. <text:span text:style-name="T2">Lying on a bed with spotless sheets and wearing patterned pyjamas, he was reading Quidditch through the Ages, book that he closed as soon as his friend had arrived. Vladmir sat down at his bedside and put down a box of Chocolate Frogs on Neville’s lap.</text:span></text:p>
      <text:p text:style-name="P2">“<text:span text:style-name="T2">Well, I’ve learned that you hurt yourself during flying lessons and I’ve come to see if you’re well.”</text:span></text:p>
      <text:p text:style-name="P2">“<text:span text:style-name="T2">Apart from my dignity that took a hit to keep that clumsy image? I’m alright,” Neville sneered after he checked the severe nurse wasn’t listening to them. “But how do you know?”</text:span></text:p>
      <text:p text:style-name="P2">“<text:span text:style-name="T2">In a mere two hours, all the school knows,” Vladmir smiled as Neville was opening his chocolates somehow with only one hand. “Slytherins were satisfied and Gryffindors were furious. So Padma went to fish information out of her sister. Parvati is a real gossip-girl.</text:span></text:p>
      <text:p text:style-name="P2">“<text:span text:style-name="T3">Why?” Neville grimaced as he observed his banded wrist. “It’s not the first time a student fall in flying lessons…”</text:span></text:p>
      <text:p text:style-name="P2">“<text:span text:style-name="T3">Indeed, but after your fall, Malfoy tried to catch all the attention by doing his Mr Important with your Remembrall – you had lost it while falling—and used it like a Golden Snitch, which displeased Weasley. It ended up in an aerial attention-grabbing contest. Seriously…” Vladmir was rolling his eyes at the Gryffindor’s idiocy.</text:span></text:p>
      <text:p text:style-name="P2">“<text:span text:style-name="T4">Come on Vlad, Ron is a bit… spontaneous, but he’s a good friend. My Remembrall?”</text:span></text:p>
      <text:p text:style-name="P2">“<text:span text:style-name="T4">Shattered. And the good friend has accepted a duel to avenge you at midnight tonight. Him and Finnegan against Malfoy and Crabbe.”</text:span></text:p>
      <text:p text:style-name="P2">“<text:span text:style-name="T4">By Merlin, the bloody idiot!” Neville exclaimed as he rose up, grabbing the attention of the dragon in the Wing.</text:span></text:p>
      <text:p text:style-name="P2">“<text:span text:style-name="T4">Mr Longbottom, language please! And Mr Kemenov if you are here to disturb my patient, the exit is behind you!”</text:span></text:p>
      <text:p text:style-name="P3">Mrs Pomfrey, her cheekbones red from outrage, was standing in front of her, hand firmly on her <text:span text:style-name="T5">hips,</text:span> and her wand held in her closed fist. Neville and Vladmir exchanged a look and lowered their heads.</text:p>
      <text:p text:style-name="P3">“Sorry Madam,” they both whispered in unison.</text:p>
      <text:p text:style-name="P3">“I let it fly for this time, but I don’t want to hear any more high voice, you are not alone!”</text:p>
      <text:p text:style-name="P3">Indeed they saw a Hufflepuff girl sleeping in a bed apart from the rest. The two boys promised they would stay calm and Neville reported his attention on Vlad.</text:p>
      <text:p text:style-name="P3">“Explain!” he grumbled, getting a smile out of Vladmir’s face.</text:p>
      <text:p text:style-name="P3"><text:soft-page-break/>“It would seem that after the lesson, Ron took Malfoy apart. I do not know exactly what has been said and I think the accident was the last straw… After all, their families were in conflict for several generations and you are his friend. Anyway, duel tonight, in the Trophies Room.”</text:p>
      <text:p text:style-name="P3">“Malfoy won’t be there.”</text:p>
      <text:p text:style-name="P3">“I don’t doubt that,” Vladmir smiled. “He didn’t swear on his magic, so there is no official duel.”</text:p>
      <text:p text:style-name="P3">Neville looked at him with round eyes.</text:p>
      <text:p text:style-name="P3">“By Merlin’s underpants, how come you know everything that happens in this bloody castle.”</text:p>
      <text:p text:style-name="P3">“I have no merit on that,” Vlad said, shrugging. “Granger overheard them and as I was next to her when she was fulminating in the library, I only have to listen to her to know everything. She was furious about losing points if they get caught.”</text:p>
      <text:p text:style-name="P3">“She’s right about that, she fills our hourglass up. Ron and Seamus have a tendency to lose some, and let’s not talk about the Weasley twins.”</text:p>
      <text:p text:style-name="P3">Neville sighed while rubbing his wrist.</text:p>
      <text:p text:style-name="P3">“I’ll try to stop him tonight, but I’m afraid he won’t want to…”</text:p>
      <text:p text:style-name="P3">“If you want, I’ll wait for you in the Trophies Room.”</text:p>
      <text:p text:style-name="P3">Neville gave a smile and nodded… That is how Vlad got to wait for the Gryffindors, calmly seated in a glass shelf at five to midnight. He was negligibly <text:span text:style-name="T5">swinging</text:span> his legs, observing the trophies and medals in the penumbra-filled room, when he saw Ron and Seamus arrive, followed by Neville and Hermione.</text:p>
      <text:p text:style-name="P3">“Blimey Kemenov, what are you freaking doing here?” Seamus exclai<text:span text:style-name="T6">m</text:span>ed <text:span text:style-name="T6">while looking for Draco.</text:span></text:p>
      <text:p text:style-name="P3">“<text:span text:style-name="T6">Lower voice Irishman,” Vladmir sighed while jumping to land before them. “I’m here to tell you that Malfoy won’t come.”</text:span></text:p>
      <text:p text:style-name="P3">“<text:span text:style-name="T6">This daddy’s boy does not have any courage!” Ron spat.</text:span></text:p>
      <text:p text:style-name="P3">“<text:span text:style-name="T6">No, he’s just clever,” Vlad sighed again. “Neville should have told you, but you Gryffindors are a bit stubborn. By the way Granger, you’re not used to braking rules…” he added while turning to her.</text:span></text:p>
      <text:p text:style-name="P3">“<text:span text:style-name="T6">These two dumb-asses didn’t want to listen to me. I tried to prevent them from getting out, then we found Neville, who had forgotten the password, outside. He tried to dissuade them, but they’re as stubborn as mules! We’re now in this against our wishes!”</text:span></text:p>
      <text:p text:style-name="P4">Vladmir was stunned by her speaking flow. She explained that without any pause, looking at the two culprits. If a look could kill, Ronald and Seamus would have died long before being able to leave the common room. Finally, her Sorting into Gryffindor House was more obvious now he saw her as vehement.</text:p>
      <text:p text:style-name="P4">“Fucking explain yourself Kemenov! Where is Malfoy?”</text:p>
      <text:p text:style-name="P4">Vladmir turned a cold face to the young warm-blooded boy.</text:p>
      <text:p text:style-name="P4"><text:soft-page-break/>“Listen to me <text:span text:style-name="T7">Finnegan. If you continue being as loud as a surprised skrewt, Filch will get here faster than a Golden Snitch. So speak lower by Merlin! And Malfoy is clever. Without duelling promise, this combat is null and void. You should both know that!”</text:span></text:p>
      <text:p text:style-name="P4">“<text:span text:style-name="T7">Thus Malfoy does not have to come,” Neville whispered discretely. “He can also…”</text:span></text:p>
      <text:p text:style-name="P4">“<text:span text:style-name="T7">Fetch lassie, fetch…”</text:span></text:p>
      <text:p text:style-name="P4">“… <text:span text:style-name="T8">Tell on Filch,” finished Vlad in a whisper. He shacked the two duellists and made a sign for Hermione to get back to Earth before pointing the second door. Silently, they rushed out of the room, missing the caretaker by a bit. Filch had just entered by the opposite door, encouraging Ms Norris, his cat, to find the culprits.</text:span></text:p>
      <text:p text:style-name="P5">With a fast pace, the small group <text:span text:style-name="T9">went through a long corridor with a medieval appearance where dozens of armours turned their heads in their wake, silently following them with their heads.</text:span></text:p>
      <text:p text:style-name="P6">The feeling was terribly nerve-racking and Seamus <text:span text:style-name="T10">ended up screaming with fright when a shadow moved in front of him. Filch, immediately attracted by the noise, started chasing them through the castle and they split up by common consent. Neville went with Vlad and Hermione while the other two Gryffindors ran in the opposite direction.</text:span></text:p>
      <text:p text:style-name="P6">“<text:span text:style-name="T10">Idiots,” Neville sighed when he saw them run towards their common room. “That’s the first path Filch will check.”</text:span></text:p>
      <text:p text:style-name="P7">Hermione shook her head and took a map of the school out as they slipped in an alcove to avoid staying in sight of the corridor.</text:p>
      <text:p text:style-name="P7">A sinister prattle echoed in the corridors, followed by a nearby scream and mocking laughter.</text:p>
      <text:p text:style-name="P7">“That’s…”</text:p>
      <text:p text:style-name="P7">“Peeves,” Vlad whispered. “It seems like he found Ron and Seamus. We have to get out of here.”</text:p>
      <text:p text:style-name="P7">“The stairs,” Hermione whispered, pointing her wand on her map to display the fastest route. “If we’re lucky, it’ll get us to our common room’s floor. However, I don’t know where Ravenclaws’ is, Kemenov.”</text:p>
      <text:p text:style-name="P7">“Don’t worry Granger,” Vlad smiled, “I can handle myself.”</text:p>
      <text:p text:style-name="P7">Getting to the stairs rapidly was not a problem… Nor was not getting caught… However, getting into a forbidden corridor thanks to the magical stairs <text:span text:style-name="T11">without knowing how was a bit more problematic. And the two Pure-bloods, used to magical alarms, tensed up. The vibrations in the air didn’t leave a doubt: they had set one off.</text:span></text:p>
      <text:p text:style-name="P7">“<text:span text:style-name="T11">We have to get out of here as soon as possible,” Neville whispered as Vladmir put out his wand to get them into darkness.</text:span></text:p>
      <text:p text:style-name="P7">“<text:span text:style-name="T11">What’s going on now?” Hermione wined. </text:span></text:p>
      <text:p text:style-name="P7">“<text:span text:style-name="T11">We’ve set off an alarm by going through that door. And this bloody stair doesn’t want to come back.”</text:span></text:p>
      <text:p text:style-name="P8"><text:soft-page-break/>A fast pace resounded before them and the flickering light of a lantern appeared at the corner. Silently swearing, Hermione got her wand out and pointed it on the closest door.</text:p>
      <text:p text:style-name="P8">“Alohomora!”</text:p>
      <text:p text:style-name="P8">A light <text:span text:style-name="T12">click</text:span><text:span text:style-name="T13"> and they pushed the door before closing it just in time. </text:span><text:span text:style-name="T14">Up against the door, they heard someone passing by and cursing his bad luck, probably Filch. He had missed the Gryffindors thanks to the alarm and he was now losing </text:span><text:span text:style-name="T15">track</text:span><text:span text:style-name="T14"> of the intruders. After a few seconds, they turned to Hermione, who had been trying to catch their attention since they arrived in the room. And they froze.</text:span></text:p>
      <text:p text:style-name="P8"><text:span text:style-name="T14">“</text:span><text:span text:style-name="T15">A Cerberus,” Neville whined. “I have those dogs!”</text:span></text:p>
      <text:p text:style-name="P9">In the middle of the room, a huge three-headed dog looked at them, showing his more-than-impressive canines. The six eyes of the beast were fixated on them, glowing with hunger, and slobber was generously flowing from its mouths.</text:p>
      <text:p text:style-name="P9">“Vlad, do you know how to sing?” <text:span text:style-name="T21">Neville whispered.</text:span></text:p>
      <text:p text:style-name="P9">“<text:span text:style-name="T21">Like a siren out of the water,” the Russian whispered, not moving a bit.</text:span></text:p>
      <text:p text:style-name="P9">“<text:span text:style-name="T21">Mione?”</text:span></text:p>
      <text:p text:style-name="P9">“<text:span text:style-name="T21">I don’t know what sound a siren out of the water makes, but I’d say the same,” the young lioness shook, trying to be funny while a menacing growl came from the throats of the watchdog.</text:span></text:p>
      <text:p text:style-name="P9">“<text:span text:style-name="T21">What do you think of a strategical withdrawal?”</text:span></text:p>
      <text:p text:style-name="P9">“<text:span text:style-name="T21">Now!” Vladmir exclaimed, getting out of the way with Hermione to allow Neville to open the door. They fled as barks echoed in the corridor. After a new running through the castle, they reached a junction well known by Vladmir.</text:span></text:p>
      <text:p text:style-name="P9">“<text:span text:style-name="T21">Kemenov, thank you,” Hermione whispered.</text:span></text:p>
      <text:p text:style-name="P9">“<text:span text:style-name="T21">I didn’t do anything,” Vlad responded, surprised.</text:span></text:p>
      <text:p text:style-name="P9">“<text:span text:style-name="T21">Yes you did.” She looked at Neville. “With you, Neville is more… self-confident, and it’s thanks to you that we didn’t get caught.”</text:span></text:p>
      <text:p text:style-name="P10">Neville gave a little smile that seemed shy, but he was refraining from laughing out loud. He would not allow himself that before reaching their common room.</text:p>
      <text:p text:style-name="P10">“By the way, wasn’t the only one that saw there was a trapdoor under the Cerberus?” He<text:span text:style-name="T22">r</text:span>mione asked.</text:p>
      <text:p text:style-name="P10">“No, I also saw it,” Vladmir sighed. “He is <text:span text:style-name="T22">guarding something…”</text:span></text:p>
      <text:p text:style-name="P11">And the glint in the lioness’ eyes amused him. A glint of curiosity, a thirst for knowledge… She was both lioness and eagle. Courage and intelligence. It was on this observation that they split up.</text:p>
      <text:p text:style-name="P14">.<text:span text:style-name="T23">oOo.</text:span></text:p>
      <text:p text:style-name="P12">In the end, apart from the discovery of the three-headed dog in the castle, the first month of lessons had gone relatively smoothly. Well, if Vlad forgot the behaviour of Severus Snape and the disdain of Minerva McGonagall. Fortunately, his Head of House had stepped in and Snape did not take <text:soft-page-break/>points away left, right, and centre like he seemed to take great delight in doing with the lions. He also managed to make his obtuse Potions Master remember his name.</text:p>
      <text:p text:style-name="P14">.<text:span text:style-name="T23">oOo.</text:span></text:p>
      <text:p text:style-name="P34">“Don’t you have to meet with Longbottom in the greenhouses?” Kevin asked, sitting on his bed. It was a Saturday morning, and the castle was <text:span text:style-name="T24">as cool as a cucumber as the majority of the students lazed around to recover from a week of lectures.</text:span></text:p>
      <text:p text:style-name="P34">“<text:span text:style-name="T24">Yes I do, but only in half an hour.”</text:span></text:p>
      <text:p text:style-name="P35">His friendship for Neville had been reinforced following the aborted duel. He also liked Hermione, more discreet and really intelligent, but he was also wary <text:span text:style-name="T25">of her for this exact reason. They didn’t even mention the Cerberus, but he suspected that it was guarding what had disappeared in Gringott’s. They only had to know what it was and why someone wanted to get a hold on it.</text:span></text:p>
      <text:p text:style-name="P36">Getting out of his thoughts, Vlad watched with an amused smile Sasha who was hissing with rapture under the expert finger of the little brunet. She had been delighted with learning that Kevin was trying to learn Parseltongue, after promising Vlad he would keep his gift secret. The learning was laborious, but he now managed to distinguish the different hisses and to pronounce some clumsy words. Leaving his snake with his friend, Vladmir grabbed his bag.</text:p>
      <text:p text:style-name="P36">“Here I go, see you at the Great Hall tonight?” he asked.</text:p>
      <text:p text:style-name="P36">“Yup, see ya.”</text:p>
      <text:p text:style-name="P36">Since the Cerberus, Neville and Vladmir tried to have a serious discussion, but they had been interrupted every single time. The Russian hoped they could finish it today. He rapidly roamed the labyrinth of corridors in the castle before passing through the great door to go to the greenhouses. He observed the spectacular glass domes of the kingdom of Pomona Sprout, Herbology professor, before going too the smallest one. Vlad swiftly came in, making Neville jump and blush a little before seeing who came in. the clumsy and shy little boy immediately changed, <text:span text:style-name="T26">straightening up and raising his head with confidence.</text:span></text:p>
      <text:p text:style-name="P36">“<text:span text:style-name="T26">Hello Vlad. Ready to trim Bleeding Rose Bushes?”</text:span></text:p>
      <text:p text:style-name="P36">“Err…<text:span text:style-name="T26"> No!” Vlad answered, looking at the ranks of rose bushed with sharp thorns and entirely purple.</text:span></text:p>
      <text:p text:style-name="P36">“<text:span text:style-name="T26">Come on, O Potter heir! Show courage in front of Mother Nature!” Neville sneered.</text:span></text:p>
      <text:p text:style-name="P36">“<text:span text:style-name="T26">I am only a poor Ravenclaw, more keen on observation and reflection than on impulsive actions like Gryffindors!” Vladmir exclaimed theatrically while holding him out secateurs. “The honour is yours, noble heir!”</text:span></text:p>
      <text:p text:style-name="P37">Neville rose an amused eyebrow before taking the tool with his gloved hands. They exchanged a knowing smile and Vladmir settled himself on one of the stools to watch his friend trim the rose bushes which flickered long <text:span text:style-name="T27">thorns in response.</text:span></text:p>
      <text:p text:style-name="P38">After a few minutes of silence, the Ravenclaw rose his hand and whispered some words with a rough consonance, slightly different from Russian. His accent, which was generally faint, could clearly be heard. Neville, without looking at him, froze fro a fraction of a second before getting <text:soft-page-break/>back to what he was doing, seemingly relaxed. However, Vladmir, while putting his wand back into its holster, could see the sudden tension in his shoulders.</text:p>
      <text:p text:style-name="P38">“You use a forbidden magic,” Neville said with a neutral voice. “That’s risky.”</text:p>
      <text:p text:style-name="P38">“Dark Magic is completely legal in my country, and as I am a Russian national, I have the right to use it. Detectors thus stay silent. And Dark Arts are much more efficient for protections.”</text:p>
      <text:p text:style-name="P38">“They always need a payment.”</text:p>
      <text:p text:style-name="P38">“I know.”</text:p>
      <text:p text:style-name="P38">“What’s it use?” Neville asked after a long while.</text:p>
      <text:p text:style-name="P38">“Our discussion will stay secret. If someone listens to us, they will only hear a conversation on plants. I somebody sees us, they will only see you <text:span text:style-name="T28">trim the bushes.”</text:span></text:p>
      <text:p text:style-name="P38">“<text:span text:style-name="T28">The needed power…”</text:span></text:p>
      <text:p text:style-name="P38">“<text:span text:style-name="T28">Your gift is Herbology, Neville,” Vlad sighed, “mine is Dark Magic and combat, what you commonly call Defence Against the Dark Arts.”</text:span></text:p>
      <text:p text:style-name="P39">Neville suspended his gesture and turned his head to the young Russian. His eyes glowed with anger.</text:p>
      <text:p text:style-name="P39">“I don’t like Dark Magic, Kemenov.”</text:p>
      <text:p text:style-name="P39">They looked daggers at each other a few minutes, then Vladmir got out of his ice mask, which he had unconsciously stepped in, and sighed while passing a hand through his hair.</text:p>
      <text:p text:style-name="P39">“I know Neville, but that category of Magic is not only used to harm.”</text:p>
      <text:p text:style-name="P39">“The <text:span text:style-name="T12">avada kedavra</text:span><text:span text:style-name="T13"> is a deadly spell. The </text:span><text:span text:style-name="T12">frigus instenseum</text:span><text:span text:style-name="T13">. The </text:span><text:span text:style-name="T12">mille acus</text:span><text:span text:style-name="T13">. The… The </text:span><text:span text:style-name="T12">doloris…</text:span><text:span text:style-name="T13">”</text:span></text:p>
      <text:p text:style-name="P39"><text:span text:style-name="T13">“The </text:span><text:span text:style-name="T12">avada</text:span><text:span text:style-name="T13"> is a spell made for killing, I have to agree on that. Some spells are also made to injure. But the </text:span><text:span text:style-name="T12">frigus intenseum</text:span><text:span text:style-name="T13"> is originally a household spell to indefinitely keep food fresh, form Scandinavia. The </text:span><text:span text:style-name="T12">mille acus</text:span><text:span text:style-name="T13"> is Chinese, made for traditional acupuncture. The </text:span><text:span text:style-name="T12">doloris…</text:span><text:span text:style-name="T13"> I know what you’ve lost because of it, Nev, but it was originally use to fight against cardiac arrest. It’s not the spell that is dark, it’s the will of the wizard.”</text:span></text:p>
      <text:p text:style-name="P39"><text:span text:style-name="T13">Neville turned to face him and Vladmir pretended he didn’t see the sudden sparkle in the blue eyes of his friend. Neville </text:span><text:span text:style-name="T16">lowered his secateurs.</text:span></text:p>
      <text:p text:style-name="P17">“How do you know?”</text:p>
      <text:p text:style-name="P17">“It’s one of the things we had to discuss…”</text:p>
      <text:p text:style-name="P17">Vladmir fell silent and looked at him sit down in front of him. They finally could get this conversation done.</text:p>
      <text:p text:style-name="P17">“We’ll do something,” Neville whispered, “I ask you and you answer, and then it’s your turn.”</text:p>
      <text:p text:style-name="P17">“With a right to refuse to answer,” Vladmir agreed.</text:p>
      <text:p text:style-name="P17">“How do you know?”</text:p>
      <text:p text:style-name="P17">“My aunt made inquiries on you and your story, despite the shadowy parts of your family. You intrigue me very much by playing this role perfectly, Neville. Why, by the way?”</text:p>
      <text:p text:style-name="P17"><text:soft-page-break/>Neville looked at him, his hesitation visible. To answer would make him vulnerable. Not answering would break the new friendship between them.</text:p>
      <text:p text:style-name="P17">“My family has many secrets, as you said so yourself,” he finally answered. “This appearance is as much a protection as a tactic on the British political board. I see and hear many things because adults think I’m naive and clumsy. You know the drill. We’re young but we’ve lived in this world since we were born… Playing role is nearly a part of us. Who is your aunt?”</text:p>
      <text:p text:style-name="P40"><text:span text:style-name="T13">“Katya Annapovna Kemenov. She work in international journalism and has many contacts in most countries. </text:span><text:span text:style-name="T17">She’s not very known because she mainly finds information and interesting subjects in the shadow.”</text:span></text:p>
      <text:p text:style-name="P18">Neville frowned.</text:p>
      <text:p text:style-name="P18">“Don’t lie to me, Vlad.”</text:p>
      <text:p text:style-name="P18">“It’s not a lie.”</text:p>
      <text:p text:style-name="P41"><text:span text:style-name="T13">Neville looked at him, then sighed </text:span><text:span text:style-name="T18">and </text:span><text:span text:style-name="T19">apologized with a nod. He had asked to wrong way and he felt the young Russian had answered with the truth. It was not the answer he expected, though…</text:span></text:p>
      <text:p text:style-name="P19">“Do you know Draco Malfoy?”</text:p>
      <text:p text:style-name="P19">The heir of the Longbottoms fixated his look on Vladmir’s hands, which were negligibly playing in the pile of dirt between them. Draco Malfoy…</text:p>
      <text:p text:style-name="P42"><text:span text:style-name="T13">“A little. I’ve met him during the yearly Pure-blood balls and celebrations. But I know much more about his father, and I’m curious to see if Draco will follow his steps. It’s not a good way… What are your links with </text:span><text:span text:style-name="T12">this</text:span><text:span text:style-name="T13"> sign?”</text:span></text:p>
      <text:p text:style-name="P19">Neville was pointing at the delicate pattern the Russian was tracing in the dirt. Vladmir only slowly rose his shirt, showing two tattoos on his hip. A dagger crossing a wand on a circle, and right below, a stylistic snowflake topped by a crown.</text:p>
      <text:p text:style-name="P19"><text:s/>“I’m a prince of the Eastern Europe Court.”</text:p>
      <text:p text:style-name="P19">Neville smiled and rose up in turn, showing his shoulder. On his skin, shining with a dark shine, the same dagger and wand topped an oak leaf. Both boys had the same smile.</text:p>
      <text:p text:style-name="P19">“I thought the British Court was disbanded?” Vladmir finally whispered.</text:p>
      <text:p text:style-name="P19">“It’s complicated, but… Blimey, can’t we be alone for an hour in this castle?” Neville suddenly groaned as he looked outside.</text:p>
      <text:p text:style-name="P20">Vlad pivoted and swore when he saw Professor Snape behind a visibly frightened Kevin, who was knocking on the door. With one gesture, Neville put his shirt back into place and took his secateurs. He returned to his rose bushes while Vlad rapidly removed the sign in the dirt before waving his hand, whispering a few words.</text:p>
      <text:p text:style-name="P20">The door opened and Kevin ran inside, followed by a professor in a very bad move. He looked at Neville, who was once again in his role of terrified student, with a disgusted glare, then grimaced when facing the Ravenclaw.</text:p>
      <text:p text:style-name="P20">“Mr Kemenov, the Headmaster would like to see you about problems linked to your guardianship.”</text:p>
      <text:p text:style-name="P20">Vladmir nodded, face void of emotion.</text:p>
      <text:p text:style-name="P20"><text:soft-page-break/>“Very well sir. I will go as soon as I have finished this Herbology homework.”</text:p>
      <text:p text:style-name="P43"><text:span text:style-name="T13">Snape made a clearly despising sound before getting out of the greenhouse in a </text:span><text:span text:style-name="T20">hail of dark cloaks without saying anything more. He had accomplished his mission and didn’t think it necessary to stay any longer than was strictly needed.</text:span></text:p>
      <text:p text:style-name="P21">“Well, he definitely likes theatre a bit too much,” Neville sighed as he put down his secateurs. “guardianship, Vlad? Please tell me Dumbledore is not your guardian.”</text:p>
      <text:p text:style-name="P21">“Unfortunately, he is. Magical…”</text:p>
      <text:p text:style-name="P21">Neville gave a sorry smile, until Vlad sneered.</text:p>
      <text:p text:style-name="P21">“At least, officially.”</text:p>
      <text:p text:style-name="P21">“Err… what is this… magical guardianship… thing?”</text:p>
      <text:p text:style-name="P21">The two nobles turned to Kevin, who had listened to their little conversation. Vladmir rapidly explained to him. The legal guardianship was about day-to-day questions. The guardian was responsible for the education of the young wizard. Magical guardianship was only thinkable for noble families. The guardian, from a noble Half-blood or Pure-blood family, had the responsibility of fulfilling duties associated with the noble status.</text:p>
      <text:p text:style-name="P21">“In my case, my magical guardian has the charge of the Potter seat in the Wizengamot, as well as the Potter vaults in Gringott’s; I only have access to my student account.”</text:p>
      <text:p text:style-name="P21">Neville <text:span text:style-name="T29">grimaced again as Kevin looked at them with astonishment.</text:span></text:p>
      <text:p text:style-name="P21">“But…<text:span text:style-name="T29"> Why isn’t your aunt your magical guardian?”</text:span></text:p>
      <text:p text:style-name="P21">“<text:span text:style-name="T29">It’s complicated,” Vladmir sighed. “But in the end, the Headmaster is my magical guardian. I think he wants to see me to talk about something precise. He has to inform me of the major decisions he takes, even though I can’t have my say because of my age.”</text:span></text:p>
      <text:p text:style-name="P22">Neville discreetly rolled his eyes behind Kevin, frankly amused. The Gryffindor had perfectly understood that Vladmir had his say in the decisions on the Potter vaults and probably on his seat in the Wizengamot. He had the title of Lord, even though he was considered too young to intervene in the venerable magical institution. He could only occupy his seat when he turned 15.</text:p>
      <text:p text:style-name="P22">“By the way, Neville!” the young Ravenclaw exclaimed while turning to him, cutting his thoughts. “Why are you so different with Vlad and myself than you are with the others?”</text:p>
      <text:p text:style-name="P22">The Gryffindor stayed speechless against the unexpected and yet perfectly understandable question. But what to answer, except that Kevin was so spontaneous that he was unable to maintain his clumsy and shy boy when he was around?</text:p>
      <text:p text:style-name="P22">“He’s shy and only shows himself to good friends.”</text:p>
      <text:p text:style-name="P23">Neville thanked Vlad’s intervention with a nod as he closed the door of the greenhouse.</text:p>
      <text:p text:style-name="P23">“By the way, I’ve passed by Snapy while I was going to take tea with a friend, do you want to come with me?” the young Ravenclaw said, suddenly changing subject and leading them to the Forbidden Forest.</text:p>
      <text:p text:style-name="P23">“A friend?”</text:p>
      <text:p text:style-name="P23"><text:soft-page-break/>“Yes, Hagrid, the gamekeeper! I didn’t know he was a giant!”</text:p>
      <text:p text:style-name="P23">“From his mother,” Neville laughed while they went up the paths in the park to get to the picturesque hut on the border of the Forbidden Forest. Vladmir had often looked at it from afar, appreciating its rustic beauty contrasting with the impressive Gothic architecture of the school. Its simplicity reminded him of the farmer’s houses from home. The bearded giant was at the front door, playing with a hound that loudly barked as soon as he saw them, before running to Kevin and jumping all around him to play. The gamekeeper <text:span text:style-name="T30">caught his do to calm him down and amicably greeted them.</text:span></text:p>
      <text:p text:style-name="P23">“<text:span text:style-name="T30">Let me introduce you Neville and…”</text:span></text:p>
      <text:p text:style-name="P23">“<text:span text:style-name="T30">Harry!”</text:span></text:p>
      <text:p text:style-name="P24">Before he could understand what was happening, Vlad got himself stuck against a hairy torso with a dubious smell and half crushed by the giant’s hug. He tried to speak, but stuck as he were, no sound came out of his mouth.</text:p>
      <text:p text:style-name="P24">“Err, Hagrid? I think you’re choking him,” Neville noted.</text:p>
      <text:p text:style-name="P24">Vladmir was delicately released and took time to breathe before he reassured Hagrid, who was looking at him, visibly mortified and panicked by the mere idea of hurting him.</text:p>
      <text:p text:style-name="P24">“No problem, Sir. I’m still alive and in one piece,” Vlad said, smiling.</text:p>
      <text:p text:style-name="P24">“You <text:span text:style-name="T31">look so much like your father,” the giant sighed. “I have the impression of seeing James when he was your age. Even though he didn’t have long and disciplined hair like your, Harry,” he completed as he passed a huge affectionate hand through the raven-dark hair of the young Russian.</text:span></text:p>
      <text:p text:style-name="P25">Vlad cursed while he tied the leather bond that <text:span text:style-name="T32">held his ponytail and softly smiled to the giant.</text:span></text:p>
      <text:p text:style-name="P26">“Thank you Hagrid, but I have changed my name, so…”</text:p>
      <text:p text:style-name="P26">The giant apologised again and Vlad managed to understand that he had known him when he was a newborn, and he had a hard time calling him Vladmir when he saw him as a baby in Lily’s arms. The giant thus spent tea time telling them anecdotes from their parent’s time, to Neville’s and Vlad's great joy, but also great surprise.</text:p>
      <text:p text:style-name="P26">“You didn’t know?” Hagrid finally asked, surprised, after he told them that their respective parents were very good friends.</text:p>
      <text:p text:style-name="P26">“Know what?” Kevin asked. He was the only one to appreciate Hagrid’s biscuits, which he put in his tea for a few minutes before starting to eat them.</text:p>
      <text:p text:style-name="P26">“But… Alice was Vladmir’s godmother and Lily Neville’s!”</text:p>
      <text:p text:style-name="P26">Neville choked on his tea, while Vlad kept composure, even though this sentence kept looping in his mind.</text:p>
      <text:p text:style-name="P26">“That’s why I’m so happy to see you get along well. You would have be raised like brothers if your parents weren’t…”</text:p>
      <text:p text:style-name="P26">“How… How come nobody knows?”</text:p>
      <text:p text:style-name="P26"><text:soft-page-break/>“Well… I think that was linked to the war. The time was not very safe, and Lily and Alice decided to keep your links secret. A few <text:span text:style-name="T33">people knew in case they…” Hagrid could not finish his sentence, once again upset.</text:span></text:p>
      <text:p text:style-name="P26">“<text:span text:style-name="T33">Then why didn’t Vlad go to live with Neville when his parents died?”</text:span></text:p>
      <text:p text:style-name="P27">The question, that Kevin asked out of curiosity, left a heavy and painful silence. Neville’s eyes were gleaming, Vladmir watched the ceiling and sighed and Hagrid… Hagrid was this time crying his eyes out.</text:p>
      <text:p text:style-name="P27">“My parents are in Saint Mungo. They are brain dead because of the prolonged use of a torture spell on them,” Neville answered softly.</text:p>
      <text:p text:style-name="P27">This statement cast a cloud over the hut, and the visit and it rapidly ended with a promise to come back. On the way back, Vladmir remembered his notification with the Headmaster. It thus slowly that he went to Dumbledore’s office, leaving behind Neville and Kevin, who was sorry because of his blunder. He slowly came in front of the gargoyle, sighing when he realised that he didn’t know the password.</text:p>
      <text:p text:style-name="P27">“Could you signal the Headmaster that Vladmir Kemenov is here for his appointment?”</text:p>
      <text:p text:style-name="P28">The gargoyle imperceptibly nodded its head before taking back its frozen pose. A few seconds later, it pivoted and showed the famous spiral staircase. Vladmir sighed again when he reached the door. He closed his eyes, composing his death face and rose his hand to knock.</text:p>
      <text:p text:style-name="P28">“Come in, Vladmir,” he was answered before he could even knock on the door, which opened before him.</text:p>
      <text:p text:style-name="P28">The yound Russian entered, bringing with him the cold of his country and of his magic. The room, that had been warn, cooled by several degrees as he was sitting down in front of the Headmaster for a second interview. But this time, no Sorting Hat nor phoenix. Just a Headmaster and his pupil. A guardian with his ward. The blue eyes sparkled like ever as they stared at each other. Once again, Vlad felt his mind being brushed, but he rejected the intruder without any softness, giving him a brutal mental slap. Dumbledore jumped, his face losing its usual bonhomie to become a bit darker. Vladmir had already given its first warning, the second one <text:span text:style-name="T34">had just come.</text:span></text:p>
      <text:p text:style-name="P28">“<text:span text:style-name="T34">Next time, Headmaster, I won’t be so lenient,” he flatly said.</text:span></text:p>
      <text:p text:style-name="P29">Albus Dumbledore slowly crossed his hands in front of him, giving up on his nice grandfather face. His features became hard and his eyes kept sparkling, but with a different shine, more scheming.</text:p>
      <text:p text:style-name="P29">“I wanted you to come, Vladmir, because I took the time to look at the running of your accounts. I have to keep you informed of my decisions, even though you are a bit young to understand their necessity.”</text:p>
      <text:p text:style-name="P29">“I have an excellent advisor, Headmaster, that could inform me of the soundness of your actions.”</text:p>
      <text:p text:style-name="P29">“Yes, the one Katya Kemenov,” Dumbledore agreed. ‘I would like to meet her to talk about your future.”</text:p>
      <text:p text:style-name="P29">“I don’t see why you would meet her, sir. You run different aspects.”</text:p>
      <text:p text:style-name="P29">“I have several reasons to meet your… aunt?”</text:p>
      <text:p text:style-name="P29"><text:soft-page-break/>“Tell me and I will tell her,” Vladmir answered without confirming. “She’s free to accept or refuse to meet you later.”</text:p>
      <text:p text:style-name="P29">“Very well… First, I would like to understand how she could adopt you <text:span text:style-name="T35">as I have entrusted you to your maternal aunt.”</text:span></text:p>
      <text:p text:style-name="P30">Vladmir rose a mocking eyebrow, only sign of his amusement and anger. He didn’t think depositing a baby on a doorstep was an appropriate way of entrusting one with a baby. Especially if said aunt hated magic and all that was linked to it. He remembered all too well her reaction when she saw him with Katya. He had wanted to meet her—she was after all part of his family—and in a few minutes, he had received more insults that in all the rest of his young life. Yes, his aunt hated him…</text:p>
      <text:p text:style-name="P30">“I can answer that, Headmaster. You had entrusted me to my aunt, who immediately put me in an orphanage before forgetting me. I was adopted by Katya, who knew my parents well.”</text:p>
      <text:p text:style-name="P30">Dumbledore looked daggers at him, looking for the truth. After a few minutes, he considered this information was truthful. After all, Petunia had assured Hagrid she never had Harry under her keep. Vlad had a mental smil<text:span text:style-name="T36">e when he saw him take this half-lie. Katya had taken him through Sergei at the exact moment Dumbledore had abandoned him on Petunia’s doorstep.</text:span></text:p>
      <text:p text:style-name="P30">“<text:span text:style-name="T36">I would also like to meet her to talk about your wizarding education. You have to know about the world in which you like to be ready to manage your social obligations when you will be of age.”</text:span></text:p>
      <text:p text:style-name="P31">Vladmir didn’t answer, only stared at him silently. It was obvious he knew the wizarding world. The Headmaster seemed to get the conversation out of its initial purpose.</text:p>
      <text:p text:style-name="P31">“And to get back to my accounts, Headmaster,”</text:p>
      <text:p text:style-name="P31">Dumbledore discreetly grimaced as he put his hand down on a thick folder, probably his bank statements.</text:p>
      <text:p text:style-name="P31">“I have noted an irregularity in your accounts. I was giving a pension to your guardians, the Dursleys, which is cashed in every month…”</text:p>
      <text:p text:style-name="P31">“Yes, by my aunt. The wording of the transaction is ‘legal guardian’. It is Katya, so she receives the pension.”</text:p>
      <text:p text:style-name="P31">‘And it goes to my student account…’ Vlad mentally finished without telling the Headmaster. He didn’t like the way the conversation went, even if he was expecting it.</text:p>
      <text:p text:style-name="P31">“How come I didn’t know of it?”</text:p>
      <text:p text:style-name="P31">“I don’t know,” <text:span text:style-name="T37">Vladmir lied shamelessly. “You will have to see with the goblins.”</text:span></text:p>
      <text:p text:style-name="P32">Once more, Dumbledore looked at him closely, looking for the slightest trace of lie.</text:p>
      <text:p text:style-name="P32">“Is that all, Sir?”</text:p>
      <text:p text:style-name="P32">“No, Vladmir. I will take a certain amount of money out of the Potter vault to refurbish on of your family’s manors.”</text:p>
      <text:p text:style-name="P32">“Why? My family’s House Elves are perfectly capable of doing that themselves,” Vladmir said, suspicious. “Furthermore, I have plenty of time before the end of school before living in England myself.”</text:p>
      <text:p text:style-name="P32">“Indeed, but this house will be there to welcome you if you want to stay during the holidays.”</text:p>
      <text:p text:style-name="P32"><text:soft-page-break/>Vladmir didn’t answer, thoughtful. <text:span text:style-name="T38">He doubted the fact that this money would be for restoring one of his domains, or a small part of it. And why would he like to see him in England. He had to contact his aunt and Gringott’s.</text:span></text:p>
      <text:p text:style-name="P32">“<text:span text:style-name="T38">How much?”</text:span></text:p>
      <text:p text:style-name="P32">“<text:span text:style-name="T38">150,000 Galleons.”</text:span></text:p>
      <text:p text:style-name="P32">“<text:span text:style-name="T38">Are you kidding me?” Vladmir rose up. “I can by a manor in the magical London suburbs with that much money!”</text:span></text:p>
      <text:p text:style-name="P32">“<text:span text:style-name="T38">I have to tell you about the expenses and their reasons, but I don’t have to justify them to you!” Dumbledore told him briskly.</text:span></text:p>
      <text:p text:style-name="P32">“<text:span text:style-name="T38">Is that all, Sir?” Vladmir repeated, jaws squeezed together. The Headmaster was right, he didn’t have to justify his actions to him.</text:span></text:p>
      <text:p text:style-name="P32">“<text:span text:style-name="T38">Indeed Vladmir. Have a nice Saturday afternoon.”</text:span></text:p>
      <text:p text:style-name="P33">Vladmir refrained from telling himself that it would be definitely rubbish because of him. In both interviews they had had so far, he had came out of both of them furious. He rushed to his dormitories to write two letters. In a few words, he summarised the interview and joined his memories, before running to the <text:span text:style-name="T39">Owlery.</text:span></text:p>
      <text:p text:style-name="P33">“<text:span text:style-name="T39">You look worried.”</text:span></text:p>
      <text:p text:style-name="P16">Vladmir jumped and Hedwig, who was holding out her leg, hooted her discontent.</text:p>
      <text:p text:style-name="P16">“Blimey Neville, don’t make me jump like that,” Vladmir groaned, brushing the hand that his owl had just bitten.</text:p>
      <text:p text:style-name="P16">Neville leaned against the door, only place void of dirtiness and waited for Hedwig to take off.</text:p>
      <text:p text:style-name="P16">“So?”</text:p>
      <text:p text:style-name="P16">“The Headmaster is scheming something with my accounts, so yes, I’m worried…” Vladmir sighed. “By the way, what do you do for Hallowe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Séparation_20_temporelle" style:display-name="Séparation temporelle" style:family="paragraph" style:parent-style-name="Vlad_20_Kemenov" style:next-style-name="Vlad_20_Kemenov" style:master-page-name="">
      <loext:graphic-properties draw:fill="solid" draw:fill-color="#dddddd" draw:opacity="100%"/>
      <style:paragraph-properties fo:text-align="center" style:justify-single-word="false" style:page-number="auto" fo:background-color="#dddddd" style:shadow="none" style:writing-mode="page">
        <style:tab-stops/>
      </style:paragraph-properties>
      <style:text-properties officeooo:rsid="008b6541"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13:06:28.542632490</meta:creation-date>
    <dc:date>2020-07-23T13:08:31.495517899</dc:date>
    <meta:editing-duration>PT2M3S</meta:editing-duration>
    <meta:editing-cycles>2</meta:editing-cycles>
    <meta:generator>LibreOffice/6.4.4.2$Linux_X86_64 LibreOffice_project/40$Build-2</meta:generator>
    <meta:document-statistic meta:table-count="0" meta:image-count="0" meta:object-count="0" meta:page-count="12" meta:paragraph-count="214" meta:word-count="5343" meta:character-count="30473" meta:non-whitespace-character-count="25344"/>
  </office:meta>
</office:document-meta>
</file>